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804a" officeooo:paragraph-rsid="0011804a"/>
    </style:style>
    <style:style style:name="P2" style:family="paragraph" style:parent-style-name="Standard">
      <style:text-properties officeooo:rsid="0011ee1b" officeooo:paragraph-rsid="0011ee1b"/>
    </style:style>
    <style:style style:name="P3" style:family="paragraph" style:parent-style-name="Standard">
      <style:text-properties officeooo:rsid="001350d8" officeooo:paragraph-rsid="001350d8"/>
    </style:style>
    <style:style style:name="P4" style:family="paragraph" style:parent-style-name="Standard">
      <style:text-properties officeooo:rsid="00083857" officeooo:paragraph-rsid="0013d065"/>
    </style:style>
    <style:style style:name="P5" style:family="paragraph">
      <style:paragraph-properties fo:text-align="center"/>
    </style:style>
    <style:style style:name="T1" style:family="text">
      <style:text-properties officeooo:rsid="0011ee1b"/>
    </style:style>
    <style:style style:name="gr1" style:family="graphic">
      <style:graphic-properties draw:stroke="solid" draw:stroke-dash="Dashed_20__28_var_29__20_5" svg:stroke-width="0.71mm" svg:stroke-color="#0000ff" svg:stroke-opacity="0%" draw:stroke-linejoin="miter" draw:fill-color="#00cc00" draw:opacity="0%" draw:textarea-horizontal-align="center" draw:textarea-vertical-align="middle" fo:padding-top="0.35mm" fo:padding-bottom="0.35mm" fo:padding-left="0.35mm" fo:padding-right="0.35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0.71mm" svg:stroke-color="#000000" svg:stroke-opacity="0%" draw:stroke-linejoin="miter" draw:fill-color="#00cc00" draw:opacity="0%" draw:textarea-horizontal-align="center" draw:textarea-vertical-align="middle" fo:padding-top="0.35mm" fo:padding-bottom="0.35mm" fo:padding-left="0.35mm" fo:padding-right="0.35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4" svg:stroke-width="0.71mm" svg:stroke-color="#0000ff" svg:stroke-opacity="100%" draw:stroke-linejoin="round" svg:stroke-linecap="butt" draw:textarea-horizontal-align="center" draw:textarea-vertical-align="middle" fo:padding-top="0.35mm" fo:padding-bottom="0.35mm" fo:padding-left="0.35mm" fo:padding-right="0.35m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5" drawooo:display="printer" svg:width="0mm" svg:height="0mm" svg:x="104.7mm" svg:y="148.11mm" svg:viewBox="0 0 0 0" draw:points="0,0">
        <text:p/>
      </draw:polygon>
      <draw:polygon text:anchor-type="page" text:anchor-page-number="0" draw:z-index="1" draw:name="turtle" draw:style-name="gr2" draw:text-style-name="P5" drawooo:display="printer" svg:width="0mm" svg:height="0mm" svg:x="105.02mm" svg:y="148.4mm" svg:viewBox="0 0 0 0" draw:points="0,0">
        <text:p/>
      </draw:polygon>
      <draw:path text:anchor-type="page" text:anchor-page-number="0" draw:z-index="2" draw:style-name="gr3" draw:text-style-name="P5" svg:width="49.34mm" svg:height="48.85mm" draw:transform="rotate (1.5707963267949) translate (80.6097222222222mm 173.072777777778mm)" svg:viewBox="0 0 4935 4886" svg:d="M2466 2432h705l353-610M3171 2431l353 610M3171 2432h706l353-610M3877 2431l353 610M3877 2432h706l352-610M4583 2431l352 610M2466 2432l353 611h705M2819 3043l-353 610M2819 3044l352 611h706M3171 3655l-352 610M3171 3657l353 610h706M3524 4269l-353 610M2466 2438l-353 610 353 610M2113 3052h-705M2113 3052l-353 610 353 610M1760 3665h-705M1762 3665l-353 611 353 610M1409 4277h-705M2469 2445h-705l-353 610M1764 2447l-353-611M1764 2445h-706l-352 610M1058 2447l-352-611M1058 2445h-705l-353 610M353 2447l-353-611M2469 2445l-352-611h-706M2117 1834l352-610M2117 1833l-353-611h-706M1764 1222l353-610M1764 1221l-353-611h-705M1411 610l353-610M2469 2441l353-610-353-610M2822 1829h706M2820 1829l353-610-353-610M3173 1221h706M3173 1221l353-611-353-610M3526 609h706">
        <text:p/>
      </draw:path>
      <text:p text:style-name="P1">CLEARSCREEN</text:p>
      <text:p text:style-name="P1">HOME</text:p>
      <text:p text:style-name="P3">HIDETURTLE</text:p>
      <text:p text:style-name="P3"/>
      <text:p text:style-name="P3">PICTURE “/home/arf/Didattica/LIBRELOGO/fiocco-di-neve.svg” [</text:p>
      <text:p text:style-name="P1">PENCOLOR “<text:span text:style-name="T1">blue</text:span>”</text:p>
      <text:p text:style-name="P1">PENSIZE 2</text:p>
      <text:p text:style-name="P1">L = 20</text:p>
      <text:p text:style-name="P1">A = 60</text:p>
      <text:p text:style-name="P1"/>
      <text:p text:style-name="P1">REPEAT 6 [</text:p>
      <text:p text:style-name="P1"><text:tab/>REPEAT 3 [</text:p>
      <text:p text:style-name="P1"><text:tab/><text:tab/>FORWARD L</text:p>
      <text:p text:style-name="P1"><text:tab/><text:tab/>LEFT A</text:p>
      <text:p text:style-name="P1"><text:tab/><text:tab/>FORWARD L</text:p>
      <text:p text:style-name="P1"><text:tab/><text:tab/>PENUP BACK L PENDOWN</text:p>
      <text:p text:style-name="P1"><text:tab/><text:tab/>RIGHT A*2</text:p>
      <text:p text:style-name="P1"><text:tab/><text:tab/>FORWARD L</text:p>
      <text:p text:style-name="P1"><text:tab/><text:tab/>PENUP BACK L PENDOWN</text:p>
      <text:p text:style-name="P1"><text:tab/><text:tab/>LEFT A</text:p>
      <text:p text:style-name="P1"><text:tab/>]</text:p>
      <text:p text:style-name="P1">PENUP BACK L*3 PENDOWN</text:p>
      <text:p text:style-name="P1">RIGHT 60</text:p>
      <text:p text:style-name="P1">]</text:p>
      <text:p text:style-name="P2"/>
      <text:p text:style-name="P3">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draw:stroke-dash draw:name="Dashed_20__28_var_29__20_5" draw:display-name="Dashed (var) 5" draw:style="rect" draw:dots2="1" draw:dots2-length="0.2mm" draw:distance="0.2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0:46:42.822506405</meta:creation-date>
    <dc:date>2016-08-19T17:27:43.301564398</dc:date>
    <meta:editing-duration>PT2M27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23" meta:word-count="51" meta:character-count="280" meta:non-whitespace-character-count="234"/>
  </office:meta>
</office:document-meta>
</file>